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dad40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Nimbus Sans L" fo:font-size="12pt" fo:font-weight="normal" officeooo:rsid="0046c3b3" officeooo:paragraph-rsid="005899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1f20ca" officeooo:paragraph-rsid="00589917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officeooo:paragraph-rsid="00574afd" style:font-name-asian="NimbusSanL-Bold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text-properties style:font-name="Nimbus Sans L" fo:font-size="12pt" officeooo:rsid="0046c3b3" officeooo:paragraph-rsid="00589917" style:font-size-asian="12pt" style:font-size-complex="12pt"/>
    </style:style>
    <style:style style:name="P10" style:family="paragraph" style:parent-style-name="Standard" style:list-style-name="L1">
      <style:text-properties style:font-name="Nimbus Sans L" fo:font-size="12pt" fo:font-weight="normal" officeooo:rsid="0034c36d" officeooo:paragraph-rsid="00589917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Nimbus Sans L" fo:font-size="12pt" officeooo:rsid="0043c023" officeooo:paragraph-rsid="00589917" style:font-size-asian="12pt" style:font-size-complex="12pt"/>
    </style:style>
    <style:style style:name="P12" style:family="paragraph" style:parent-style-name="Standard" style:list-style-name="L1">
      <style:paragraph-properties fo:margin-top="0cm" fo:margin-bottom="0cm" loext:contextual-spacing="false" fo:line-height="100%"/>
      <style:text-properties style:font-name="Nimbus Sans L" fo:font-size="12pt" fo:font-weight="normal" officeooo:rsid="0046c3b3" officeooo:paragraph-rsid="00589917" style:font-size-asian="12pt" style:font-weight-asian="normal" style:font-size-complex="12pt" style:font-weight-complex="normal"/>
    </style:style>
    <style:style style:name="P13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589917" officeooo:paragraph-rsid="00589917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2e8f86"/>
    </style:style>
    <style:style style:name="T5" style:family="text">
      <style:text-properties fo:font-weight="normal" officeooo:rsid="0034c36d" style:font-weight-asian="normal" style:font-weight-complex="normal"/>
    </style:style>
    <style:style style:name="T6" style:family="text">
      <style:text-properties fo:font-weight="normal" officeooo:rsid="004507df" style:font-weight-asian="normal" style:font-weight-complex="normal"/>
    </style:style>
    <style:style style:name="T7" style:family="text">
      <style:text-properties fo:font-weight="normal" officeooo:rsid="004641cd" style:font-weight-asian="normal" style:font-weight-complex="normal"/>
    </style:style>
    <style:style style:name="T8" style:family="text">
      <style:text-properties fo:font-weight="normal" officeooo:rsid="0046c3b3" style:font-weight-asian="normal" style:font-weight-complex="normal"/>
    </style:style>
    <style:style style:name="T9" style:family="text">
      <style:text-properties fo:font-weight="normal" officeooo:rsid="004b5f26" style:font-weight-asian="normal" style:font-weight-complex="normal"/>
    </style:style>
    <style:style style:name="T10" style:family="text">
      <style:text-properties fo:font-weight="normal" officeooo:rsid="00420d06" style:font-weight-asian="normal" style:font-weight-complex="normal"/>
    </style:style>
    <style:style style:name="T11" style:family="text">
      <style:text-properties officeooo:rsid="0043c023"/>
    </style:style>
    <style:style style:name="T12" style:family="text">
      <style:text-properties officeooo:rsid="0034c36d"/>
    </style:style>
    <style:style style:name="T13" style:family="text">
      <style:text-properties style:text-position="0% 100%" fo:font-weight="bold" officeooo:rsid="00a65559" style:font-weight-asian="bold" style:font-weight-complex="bold"/>
    </style:style>
    <style:style style:name="T14" style:family="text">
      <style:text-properties style:text-position="0% 100%" fo:font-weight="normal" officeooo:rsid="00a65559" style:font-weight-asian="normal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itle>Mullum To Rummery Park - Car Route - V1.0</text:title></text:p>
      <text:p text:style-name="P3">Phil Shepherd – <text:span text:style-name="T4">Aug 2018</text:span></text:p>
      <text:p text:style-name="P2"/>
      <text:p text:style-name="P4"><text:span text:style-name="T3">MAP:<text:tab/><text:tab/><text:tab/></text:span><text:span text:style-name="T10">Huonbrook 9540-1N</text:span><text:line-break/><text:span text:style-name="T13">Grid Ref Zone:<text:tab/></text:span><text:span text:style-name="T14">MGRS </text:span><text:span text:style-name="T2">56JNP.</text:span></text:p>
      <text:p text:style-name="P7"/>
      <text:p text:style-name="P8"/>
      <text:p text:style-name="P6"><text:span text:style-name="T11">Car </text:span>Directions - <text:span text:style-name="T12">Mullumbimby to Minyon Falls</text:span></text:p>
      <text:list xml:id="list4212173844" text:style-name="L1">
        <text:list-item>
          <text:p text:style-name="P10">Head South from Mullumbimby on Coolamon Scenic Drive, past golf course on left, following signs to Crystal Castle.</text:p>
        </text:list-item>
        <text:list-item>
          <text:p text:style-name="P10">After about 5Km turn right on Goonengerry Road following signs to Lismore/Federal (Ignore right turn to Mafeking Road)</text:p>
        </text:list-item>
        <text:list-item>
          <text:p text:style-name="P10">After about 7Km turn right on Repentence Creek Road to Rosebank/Lismore</text:p>
        </text:list-item>
        <text:list-item>
          <text:p text:style-name="P11"><text:span text:style-name="T5">After about 4Km you pass Upper Coopers Creek Public School on the left, cross the new bridge across Repentence Creek, and then see a junction heading off to the right which is</text:span><text:span text:style-name="T6"> </text:span><text:span text:style-name="T5">signposted “Minyon Falls”.</text:span></text:p>
        </text:list-item>
        <text:list-item>
          <text:p text:style-name="P10">Turn right following the signpost to Minyon Falls</text:p>
        </text:list-item>
        <text:list-item>
          <text:p text:style-name="P10">After about 2Km turn left up the road signposted Minyon Falls. This road quickly turns into a dirt road.</text:p>
        </text:list-item>
        <text:list-item>
          <text:p text:style-name="P11"><text:span text:style-name="T5">After about 2.5km the</text:span><text:span text:style-name="T6"> parkin</text:span><text:span text:style-name="T7">g</text:span><text:span text:style-name="T6"> are</text:span><text:span text:style-name="T7">a</text:span><text:span text:style-name="T6"> for </text:span><text:span text:style-name="T5">Minyon Falls </text:span><text:span text:style-name="T6">L</text:span><text:span text:style-name="T5">ookout </text:span><text:span text:style-name="T6">is </text:span><text:span text:style-name="T5">on the left.</text:span></text:p>
        </text:list-item>
      </text:list>
      <text:p text:style-name="P9"><text:span text:style-name="T5"><text:line-break/></text:span><text:span text:style-name="T15">Continuation to Rummery Park</text:span></text:p>
      <text:list xml:id="list170139948483525" text:continue-numbering="true" text:style-name="L1">
        <text:list-item>
          <text:p text:style-name="P11"><text:span text:style-name="T8">F</text:span><text:span text:style-name="T5">ollow the </text:span><text:span text:style-name="T9">Minyon Falls Road</text:span><text:span text:style-name="T5"> further 2Km (passing over a shallow ford) until you meet a turn off to the right signposted Rummery Park camp-site.</text:span></text:p>
        </text:list-item>
        <text:list-item>
          <text:p text:style-name="P12">After about 300m arrive at Rummery Park camp-site (3698 3643). Tthere is ample parking on the left, just after you cross the creek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dad40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ullum To Rummery Park - Car Rout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17:01:37.748289762</dc:date>
    <meta:editing-duration>PT2H57M50S</meta:editing-duration>
    <meta:editing-cycles>53</meta:editing-cycles>
    <dc:title>Mullum To Rummery Park - Car Route - V1.0</dc:title>
    <meta:document-statistic meta:table-count="0" meta:image-count="0" meta:object-count="0" meta:page-count="1" meta:paragraph-count="15" meta:word-count="223" meta:character-count="1257" meta:non-whitespace-character-count="1053"/>
  </office:meta>
</office:document-meta>
</file>